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528169014084511">
            <text:p>-0.5281690141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04582651391162">
            <text:p>-2.0458265139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39622641509433">
            <text:p>-3.3962264151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264900662251662">
            <text:p>0.2649006623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2.18642117376294">
            <text:p>-2.1864211738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43309002433089">
            <text:p>-2.4330900243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04761904761905">
            <text:p>-1.0476190476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2.312543798178">
            <text:p>2.3125437982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1.31964809384164">
            <text:p>-1.3196480938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20572720422004">
            <text:p>-1.2057272042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42130750605327">
            <text:p>-2.4213075061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1.69117647058825">
            <text:p>-1.6911764706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0637370010064">
            <text:p>-1.0063737001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1.15894039735099">
            <text:p>-1.1589403974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0.962309542902972">
            <text:p>-0.9623095429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H17]=1);1;&quot;&quot;)" office:value-type="float" office:value="1">
            <text:p>1</text:p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-1.62767039674466">
            <text:p>-1.6276703967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338409475465312">
            <text:p>0.3384094755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5.05660377358491">
            <text:p>-5.0566037736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H20]=1);1;&quot;&quot;)" office:value-type="float" office:value="1">
            <text:p>1</text:p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3.16546762589928">
            <text:p>3.1654676259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0.163800163800147">
            <text:p>0.1638001638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5.25830258302584">
            <text:p>-5.258302583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753498385360601">
            <text:p>-0.7534983854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0.663716814159287">
            <text:p>0.6637168142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1.55949367088608">
            <text:p>-1.5594936709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0.535714285714278">
            <text:p>-0.5357142857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317628374801487">
            <text:p>-0.3176283748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80210157618214">
            <text:p>-2.8021015762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2.25772097976571">
            <text:p>-2.2577209798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4.52830188679245">
            <text:p>-4.5283018868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25653206650831">
            <text:p>-2.2565320665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103734439834028">
            <text:p>-0.1037344398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23577235772358">
            <text:p>-2.2357723577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-1.05504587155963">
            <text:p>-1.0550458716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4.62304409672831">
            <text:p>-4.6230440967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89530685920577">
            <text:p>-1.8953068592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0.906095551894566">
            <text:p>-0.9060955519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2.72363818090955">
            <text:p>-2.7236381809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1.90796857463525">
            <text:p>-1.9079685746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6.44823980481004">
            <text:p>-6.4482398048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2.36720554272517">
            <text:p>-2.3672055427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17391304347827">
            <text:p>-2.1739130435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0.138026224982752">
            <text:p>-0.138026225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1.30363932645301">
            <text:p>-1.303639326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92592592592638">
            <text:p>-0.0592592593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2359550561798">
            <text:p>-1.1235955056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1.71745152354571">
            <text:p>-1.7174515235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1.16731517509727">
            <text:p>-1.1673151751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1.24590163934425">
            <text:p>-1.2459016393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13675213675214">
            <text:p>-2.1367521368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179257362355955">
            <text:p>-0.1792573624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2.43354548858106">
            <text:p>-2.4335454886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31689088191331">
            <text:p>-2.3168908819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1.75202156334232">
            <text:p>-1.7520215633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52747252747253">
            <text:p>-2.5274725275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0.868055555555557">
            <text:p>-0.8680555556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1.96350196350197">
            <text:p>-1.9635019635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9394121175765">
            <text:p>-2.9394121176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0">
            <text:p>0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1.27986348122866">
            <text:p>1.2798634812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1.28664495114008">
            <text:p>-1.2866449511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0.609446419502291">
            <text:p>-0.6094464195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373927958834">
            <text:p>-1.5437392796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0.513513513513502">
            <text:p>-0.5135135135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54479917610711">
            <text:p>-1.5447991761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03857566765578">
            <text:p>-1.0385756677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7.18213058419244">
            <text:p>-7.1821305842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4.64495461825948">
            <text:p>-4.6449546183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0.482879719051795">
            <text:p>-0.4828797191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0.83932853717026">
            <text:p>-0.8393285372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74860335195531">
            <text:p>-4.748603352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85852090032154">
            <text:p>-3.8585209003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2550637659414">
            <text:p>-2.0255063766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0.264650283553863">
            <text:p>0.2646502836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-1.99797160243408">
            <text:p>-1.9979716024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279850746268664">
            <text:p>-0.2798507463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1.53310104529616">
            <text:p>1.5331010453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619834710743803">
            <text:p>-0.619834710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3.04386750223814">
            <text:p>-3.0438675022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09523809523809">
            <text:p>-2.0952380952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3.79746835443038">
            <text:p>-3.7974683544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1.61800914526908">
            <text:p>-1.6180091453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86666666666666">
            <text:p>-2.8666666667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0655307994757521">
            <text:p>0.0655307995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5.91160220994476">
            <text:p>-5.9116022099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833333333333329">
            <text:p>0.8333333333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2.42603550295858">
            <text:p>-2.426035503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1.01867572156196">
            <text:p>-1.0186757216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2.2384650525354">
            <text:p>-2.2384650525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15577889447236">
            <text:p>-1.1557788945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2.17391304347827">
            <text:p>-2.1739130435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1.36986301369863">
            <text:p>-1.3698630137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1.6301816488123">
            <text:p>1.6301816488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1.50943396226415">
            <text:p>-1.5094339623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0">
            <text:p>0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1.03092783505154">
            <text:p>-1.0309278351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2.77904328018224">
            <text:p>-2.7790432802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1.60142348754448">
            <text:p>-1.6014234875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30891719745223">
            <text:p>-2.3089171975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2.19224283305228">
            <text:p>-2.1922428331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16037735849056">
            <text:p>-3.160377358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6.49960845732184">
            <text:p>-6.4996084573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15827338129498">
            <text:p>2.1582733813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86327845382957">
            <text:p>-0.2863278454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66492146596859">
            <text:p>-3.66492146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1.35396518375242">
            <text:p>-1.3539651838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224786452869765">
            <text:p>0.2247864529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0.257864878803502">
            <text:p>-0.2578648788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68236877523553">
            <text:p>-1.6823687752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4.48717948717949">
            <text:p>-4.487179487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3.11958405545927">
            <text:p>-3.1195840555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0">
            <text:p>0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1.41509433962264">
            <text:p>1.4150943396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2.60869565217392">
            <text:p>2.6086956522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2.05949656750573">
            <text:p>-2.0594965675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0.561797752808985">
            <text:p>-0.5617977528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0.0746825989544391">
            <text:p>0.074682599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0.892857142857139">
            <text:p>0.8928571429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657640232108321">
            <text:p>-0.6576402321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H121]=1);1;&quot;&quot;)" office:value-type="float" office:value="1">
            <text:p>1</text:p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0.952380952380949">
            <text:p>-0.952380952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0.267952840300111">
            <text:p>-0.2679528403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2.38429172510519">
            <text:p>-2.3842917251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1.12630732099758">
            <text:p>-1.126307321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2.07982012366497">
            <text:p>-2.0798201237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2.05076142131981">
            <text:p>-2.0507614213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9967845659164">
            <text:p>-0.9967845659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9752066115702">
            <text:p>-4.297520661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1109510086455">
            <text:p>1.7110951009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02314659510232">
            <text:p>-1.0231465951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0.444444444444443">
            <text:p>-0.4444444444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1.77469135802468">
            <text:p>1.77469135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0.924369747899164">
            <text:p>-0.9243697479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1.56537753222837">
            <text:p>-1.565377532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0.661521499448739">
            <text:p>0.6615214994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61780104712042">
            <text:p>-2.6178010471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73773265651438">
            <text:p>-4.7377326565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04911778731521">
            <text:p>-1.0491177873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878552971576227">
            <text:p>-0.8785529716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2.66349583828776">
            <text:p>-2.6634958383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4.5326504481434">
            <text:p>-4.5326504481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963319748054829">
            <text:p>-0.9633197481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0.542986425339365">
            <text:p>-0.5429864253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0.479846449136275">
            <text:p>0.4798464491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391644908616186">
            <text:p>-0.3916449086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1.2121212121212">
            <text:p>-1.2121212121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2.69767441860466">
            <text:p>-2.6976744186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72776099362198">
            <text:p>0.8727760994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6602176541717">
            <text:p>-2.6602176542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0.763358778625957">
            <text:p>-0.7633587786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6025641025641">
            <text:p>1.6025641026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105596620908116">
            <text:p>0.1055966209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2.04778156996586">
            <text:p>-2.04778157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08459869848157">
            <text:p>1.0845986985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1.30505709624795">
            <text:p>1.3050570962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-1.00840336134453">
            <text:p>-1.008403361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1.61744022503515">
            <text:p>-1.617440225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1.79566563467492">
            <text:p>-1.7956656347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1.20147874306839">
            <text:p>-1.2014787431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3665987780042">
            <text:p>-0.2036659878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15874855156434">
            <text:p>0.1158748552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50201775625504">
            <text:p>-2.5020177563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0.197238658777124">
            <text:p>-0.197238658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3.29057445621864">
            <text:p>-3.2905744562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2.39774330042313">
            <text:p>-2.3977433004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636435958631665">
            <text:p>-0.6364359586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2284122562674">
            <text:p>-2.2284122563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852390852390855">
            <text:p>0.8523908524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2.07612456747405">
            <text:p>-2.0761245675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917431192660544">
            <text:p>0.9174311927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0.515625">
            <text:p>0.515625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25714285714287">
            <text:p>1.2571428571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84182015167931">
            <text:p>-1.841820151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92561983471074">
            <text:p>-3.9256198347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0.338983050847446">
            <text:p>0.3389830508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580270793036746">
            <text:p>-0.580270793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3.05810397553516">
            <text:p>-3.0581039755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5055121266787">
            <text:p>-2.5055121267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0.750750750750754">
            <text:p>-0.7507507508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3.38050314465409">
            <text:p>3.3805031447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-0.564971751412429">
            <text:p>-0.564971751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1.87343880099917">
            <text:p>-1.873438801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1.36363636363637">
            <text:p>-1.3636363636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64369034994698">
            <text:p>-1.6436903499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1.69491525423729">
            <text:p>-1.6949152542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2.02507232401157">
            <text:p>-2.025072324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97520661157024">
            <text:p>-2.9752066116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3.4167468719923">
            <text:p>-3.416746872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2.56410256410257">
            <text:p>-2.564102564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28960943257185">
            <text:p>-1.289609432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0.0245881485124215">
            <text:p>-0.0245881485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814901047729919">
            <text:p>-0.8149010477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34205092911218">
            <text:p>-1.3420509291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0.847457627118644">
            <text:p>0.8474576271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0.277392510402223">
            <text:p>0.277392510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18656716417911">
            <text:p>-0.1865671642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0.243309002433094">
            <text:p>-0.2433090024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503355704697995">
            <text:p>0.5033557047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0.335345405767939">
            <text:p>0.3353454058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2.0618556701031">
            <text:p>-2.0618556701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0.401606425702823">
            <text:p>-0.4016064257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0.106269925611045">
            <text:p>-0.106269925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88888888888886">
            <text:p>-0.8888888889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0.260078023407019">
            <text:p>0.2600780234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744416873449126">
            <text:p>0.7444168734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2.05128205128206">
            <text:p>-2.0512820513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3.7637897469176">
            <text:p>-3.7637897469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3528855250709">
            <text:p>-1.1352885525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179964007198564">
            <text:p>-0.1799640072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11111111111111">
            <text:p>-2.1111111111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2.81081081081082">
            <text:p>-2.8108108108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1750599520384">
            <text:p>-3.1175059952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43014301430144">
            <text:p>-1.4301430143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01232394366197">
            <text:p>-1.0123239437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.39808153477217">
            <text:p>-2.3980815348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970873786407765">
            <text:p>-0.9708737864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255536626916523">
            <text:p>-0.255536626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.73686495874946">
            <text:p>-1.736864958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0.787918581746553">
            <text:p>-0.7879185817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17202114680765">
            <text:p>-3.1720211468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109170305676855">
            <text:p>-0.1091703057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0.464344941956881">
            <text:p>-0.464344942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3.16649642492339">
            <text:p>-3.1664964249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1.61090458488229">
            <text:p>1.6109045849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0.315628712031213">
            <text:p>0.31562871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-3.07788944723619">
            <text:p>-3.077889447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9930486593843">
            <text:p>0.9930486594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9393939393938">
            <text:p>-0.1893939394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0">
            <text:p>0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68598524762909">
            <text:p>-1.6859852476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.206611570247929">
            <text:p>0.2066115702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342857142857142">
            <text:p>-0.3428571429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1.36778115501519">
            <text:p>1.367781155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435471100554238">
            <text:p>-0.435471100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H240]=1);1;&quot;&quot;)" office:value-type="float" office:value="1">
            <text:p>1</text:p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-0.748663101604279">
            <text:p>-0.7486631016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H241]=1);1;&quot;&quot;)" office:value-type="float" office:value="1">
            <text:p>1</text:p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0.0606428138265613">
            <text:p>-0.0606428138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1.6338500209468">
            <text:p>-1.6338500209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31511254019293">
            <text:p>-2.3151125402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0.252525252525245">
            <text:p>-0.2525252525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0.362100181050096">
            <text:p>-0.3621001811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0.0781860828772523">
            <text:p>-0.0781860829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42072962836686">
            <text:p>-2.4207296284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3.07593307593308">
            <text:p>-3.0759330759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2.74431057563586">
            <text:p>2.7443105756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643651258045637">
            <text:p>0.643651258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357142857142861">
            <text:p>0.3571428571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3.64762560220232">
            <text:p>3.6476256022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0.42674253200569">
            <text:p>-0.426742532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0.734214390602062">
            <text:p>0.7342143906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2.86458333333334">
            <text:p>-2.8645833333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30305532617672">
            <text:p>-0.3303055326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0.414937759336098">
            <text:p>-0.4149377593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0.143884892086334">
            <text:p>-0.1438848921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1.73216885007278">
            <text:p>-1.7321688501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284031138228485">
            <text:p>0.2840311382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0.767543859649123">
            <text:p>-0.7675438596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130832969908411">
            <text:p>0.130832969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0">
            <text:p>0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31893687707641">
            <text:p>-4.3189368771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4.71698113207549">
            <text:p>4.7169811321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0.684931506849324">
            <text:p>-0.6849315068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1.15967885816235">
            <text:p>-1.1596788582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2.31862378459236">
            <text:p>-2.3186237846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2.71940667490729">
            <text:p>-2.7194066749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0.798934753661797">
            <text:p>0.7989347537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1.61290322580645">
            <text:p>-1.6129032258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0.066225165562912">
            <text:p>0.0662251656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1.4726507713885">
            <text:p>-1.4726507714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28654970760233">
            <text:p>-1.286549707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0.716439084944142">
            <text:p>0.7164390849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0.611413043478265">
            <text:p>0.6114130435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994658316448707">
            <text:p>-0.9946583164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0.888700804062623">
            <text:p>0.8887008041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0.685518423307613">
            <text:p>0.685518423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659396398681196">
            <text:p>0.6593963987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0.531107738998486">
            <text:p>-0.531107739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0.822837951301423">
            <text:p>0.8228379513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H283]=1);1;&quot;&quot;)" office:value-type="float" office:value="1">
            <text:p>1</text:p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2.34188034188034">
            <text:p>-2.3418803419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1.0034263338228">
            <text:p>1.0034263338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H285]=1);1;&quot;&quot;)" office:value-type="float" office:value="1">
            <text:p>1</text:p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-1.5873015873016">
            <text:p>-1.5873015873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1.20898100172711">
            <text:p>1.208981001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0.797872340425542">
            <text:p>0.7978723404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902934537246054">
            <text:p>-0.9029345372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0.268817204301072">
            <text:p>-0.2688172043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0.91157702825889">
            <text:p>-0.911577028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069521690767516">
            <text:p>-0.0695216908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72155688622755">
            <text:p>-1.7215568862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0.859291084854988">
            <text:p>0.8592910849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466666666666669">
            <text:p>-0.4666666667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H296]=1);1;&quot;&quot;)" office:value-type="float" office:value="1">
            <text:p>1</text:p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0.279329608938554">
            <text:p>-0.2793296089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0.845864661654133">
            <text:p>0.8458646617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4811320754717">
            <text:p>-2.948113207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570776255707756">
            <text:p>-0.5707762557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0.622009569377994">
            <text:p>-0.6220095694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0.606877950101151">
            <text:p>0.606877950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38598326359832">
            <text:p>-1.3859832636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1.93751513683701">
            <text:p>-1.9375151368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06088992974239">
            <text:p>-2.0608899297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2377294067435">
            <text:p>-1.2377294067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1.61057692307692">
            <text:p>-1.6105769231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0.900900900900908">
            <text:p>-0.9009009009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3046357615894">
            <text:p>-2.3046357616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0.0475963826749251">
            <text:p>-0.0475963827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0.799326882625167">
            <text:p>0.7993268826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51351351351352">
            <text:p>-1.5135135135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2.33925290875689">
            <text:p>-2.3392529088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0.675883256528422">
            <text:p>-0.6758832565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0.344431687715272">
            <text:p>-0.3444316877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4.99047619047619">
            <text:p>-4.9904761905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33086053412462">
            <text:p>-3.3308605341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3.80848748639826">
            <text:p>-3.8084874864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0.713945740123762">
            <text:p>-0.713945740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4.71821756225425">
            <text:p>-4.7182175623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1.76630434782609">
            <text:p>-1.7663043478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31810193321617">
            <text:p>1.3181019332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1680216802168">
            <text:p>-2.1680216802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1.0477299185099">
            <text:p>-1.0477299185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40083507306889">
            <text:p>-2.4008350731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1.07604017216643">
            <text:p>-1.076040172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1.70648464163823">
            <text:p>-1.7064846416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2.57703081232493">
            <text:p>-2.5770308123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514469453376208">
            <text:p>-0.5144694534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0.86333965045273">
            <text:p>-0.8633396505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188831939573774">
            <text:p>-0.1888319396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1.51898734177215">
            <text:p>-1.5189873418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0.605413105413106">
            <text:p>-0.6054131054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194049159120311">
            <text:p>0.1940491591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H335]=1);1;&quot;&quot;)" office:value-type="float" office:value="1">
            <text:p>1</text:p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1.1549295774648">
            <text:p>-1.1549295775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0475059382422813">
            <text:p>0.0475059382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4.94202319072372">
            <text:p>-4.9420231907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0.443037974683548">
            <text:p>-0.4430379747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1.92439862542956">
            <text:p>-1.9243986254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601503759398497">
            <text:p>-0.6015037594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1.70532060027286">
            <text:p>-1.7053206003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2.00429491768075">
            <text:p>-2.0042949177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6042780748663">
            <text:p>-1.6042780749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77935943060498">
            <text:p>-1.7793594306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1.7743979721166">
            <text:p>-1.7743979721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0.513008427995601">
            <text:p>0.513008428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42857142857142">
            <text:p>-1.4285714286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736842105263165">
            <text:p>-0.7368421053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1.63170163170163">
            <text:p>-1.6317016317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0.699300699300693">
            <text:p>-0.6993006993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15299334811529">
            <text:p>-1.1529933481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65289256198346">
            <text:p>-1.652892562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2.07345971563981">
            <text:p>-2.0734597156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0.187406296851563">
            <text:p>0.1874062969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4.54431960049938">
            <text:p>-4.5443196005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1.24113475177306">
            <text:p>-1.2411347518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776764606551836">
            <text:p>-0.7767646066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0.819672131147541">
            <text:p>-0.819672131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0.443786982248511">
            <text:p>-0.4437869822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811775200713655">
            <text:p>0.8117752007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0.380952380952365">
            <text:p>0.380952381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0823045267489704">
            <text:p>-0.0823045267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164744645799004">
            <text:p>0.164744645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663129973474796">
            <text:p>0.6631299735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557692307692307">
            <text:p>-0.5576923077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2.97157622739019">
            <text:p>-2.9715762274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0.381679389312978">
            <text:p>-0.3816793893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1.12612612612612">
            <text:p>-1.126126126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0.374999999999986">
            <text:p>0.375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1.14192495921697">
            <text:p>-1.1419249592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.598802395209574">
            <text:p>0.5988023952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483481063658346">
            <text:p>-0.4834810637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6706231454006">
            <text:p>-2.6706231454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404312668463618">
            <text:p>-0.4043126685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0.616332819722658">
            <text:p>-0.6163328197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86436498150439">
            <text:p>-0.986436498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1.82421227197347">
            <text:p>-1.824212272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078125">
            <text:p>0.078125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">
            <text:p>0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0.730868443680137">
            <text:p>0.7308684437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238663484486878">
            <text:p>-0.2386634845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1897810218978">
            <text:p>-2.1897810219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3.20699708454811">
            <text:p>-3.2069970845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3.61311839911062">
            <text:p>-3.6131183991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0.441176470588232">
            <text:p>0.4411764706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15830115830116">
            <text:p>1.158301158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0.403225806451616">
            <text:p>-0.403225806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0.333778371161557">
            <text:p>-0.3337783712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32911392405063">
            <text:p>-1.3291139241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438771439968093">
            <text:p>-0.43877144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427236315086788">
            <text:p>-0.4272363151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0.609756097560975">
            <text:p>0.6097560976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2.23300970873787">
            <text:p>-2.2330097087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426439232409379">
            <text:p>-0.426439232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0.819672131147541">
            <text:p>-0.8196721311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82131661442007">
            <text:p>-2.8213166144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206185567010309">
            <text:p>-0.206185567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-1.37880986937591">
            <text:p>-1.3788098694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0.728597449908918">
            <text:p>0.7285974499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0.684697021567956">
            <text:p>-0.6846970216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0.42839657282741">
            <text:p>-0.4283965728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0.511945392491469">
            <text:p>0.5119453925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0.475059382422799">
            <text:p>-0.4750593824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0.391644908616186">
            <text:p>-0.3916449086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0">
            <text:p>0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46913580246911">
            <text:p>-0.2469135802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80265654648957">
            <text:p>-1.8026565465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978835978835974">
            <text:p>-0.9788359788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1.75901495162709">
            <text:p>-1.7590149516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0.27124773960216">
            <text:p>-0.2712477396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0.717801476620181">
            <text:p>-0.7178014766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0.856793145654834">
            <text:p>-0.8567931457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0.416666666666671">
            <text:p>0.4166666667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0.306630893062461">
            <text:p>0.3066308931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0.438917337234827">
            <text:p>0.4389173372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2.63157894736842">
            <text:p>-2.6315789474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3.05084745762711">
            <text:p>-3.0508474576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1.97183098591549">
            <text:p>-1.9718309859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80094413847364">
            <text:p>-2.8009441385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7.92792792792793">
            <text:p>-7.9279279279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342298288508559">
            <text:p>-0.3422982885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0.441306266548978">
            <text:p>-0.4413062665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0.369685767097977">
            <text:p>-0.3696857671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289435600578869">
            <text:p>-0.2894356006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0.232288037166086">
            <text:p>-0.2322880372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0902527075812287">
            <text:p>-0.0902527076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0.879120879120876">
            <text:p>0.8791208791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2.24111282843896">
            <text:p>2.2411128284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0.0624721106648849">
            <text:p>-0.0624721107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0.806057645334633">
            <text:p>-0.8060576453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804626602967062">
            <text:p>-0.804626603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6260162601626">
            <text:p>-1.6260162602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1.38568129330254">
            <text:p>-1.385681293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0.137362637362642">
            <text:p>-0.1373626374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1.40664961636828">
            <text:p>-1.4066496164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0.207039337474129">
            <text:p>-0.2070393375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1.0204081632653">
            <text:p>-1.020408163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60608622147083">
            <text:p>-1.6060862215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2.29508196721312">
            <text:p>-2.2950819672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2.45614035087719">
            <text:p>-2.4561403509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445434298440986">
            <text:p>-0.4454342984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560975609757">
            <text:p>-2.975609756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0.281690140845072">
            <text:p>0.2816901408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1.91387559808614">
            <text:p>1.9138755981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196850393700785">
            <text:p>0.1968503937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0.704070407040703">
            <text:p>-0.704070407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0.808368996671433">
            <text:p>-0.8083689967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3.07929176289453">
            <text:p>-3.0792917629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9430693069307">
            <text:p>-1.9430693069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-0.709219858156033">
            <text:p>-0.7092198582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2.13872832369942">
            <text:p>-2.1387283237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 office:value-type="float" office:value="1">
            <text:p>1</text:p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  <table:table-cell table:formula="of:=([.D454]/[.E454]*100)-100" office:value-type="float" office:value="-0.41811846689896">
            <text:p>-0.4181184669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722891566265062">
            <text:p>0.7228915663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0.991407799074693">
            <text:p>0.9914077991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13157894736841">
            <text:p>-1.1315789474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1.05580693815988">
            <text:p>-1.0558069382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0.609756097560975">
            <text:p>-0.6097560976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0.319488817891383">
            <text:p>-0.3194888179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0.840643274853804">
            <text:p>-0.8406432749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1251504211793">
            <text:p>-1.6125150421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48287671232876">
            <text:p>-2.4828767123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2.41351568785197">
            <text:p>-2.4135156879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32763014197306">
            <text:p>0.327630142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1.07424960505529">
            <text:p>-1.0742496051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48232611174458">
            <text:p>-1.4823261117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1.72613680278243">
            <text:p>-1.7261368028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1.41129032258065">
            <text:p>-1.4112903226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4.02621722846442">
            <text:p>-4.0262172285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16366366366366">
            <text:p>-1.1636636637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0.714285714285708">
            <text:p>-0.7142857143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2.20779220779221">
            <text:p>-2.2077922078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48514851485149">
            <text:p>-1.4851485149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71306209850107">
            <text:p>-1.7130620985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2.39378238341969">
            <text:p>2.3937823834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2.42038216560509">
            <text:p>-2.4203821656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07881773399015">
            <text:p>-3.078817734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92147034252298">
            <text:p>-1.9214703425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-1.05571847507331">
            <text:p>-1.0557184751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2.6306708616665">
            <text:p>2.6306708617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53957241965176">
            <text:p>-0.353957242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1.51026392961877">
            <text:p>-1.5102639296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378">
            <text:p>378</text:p>
          </table:table-cell>
          <table:table-cell table:number-columns-repeated="2"/>
          <table:table-cell table:formula="of:=SUM([.F2:.F484])" office:value-type="float" office:value="69">
            <text:p>69</text:p>
          </table:table-cell>
          <table:table-cell table:formula="of:=SUM([.G2:.G484])" office:value-type="float" office:value="14">
            <text:p>14</text:p>
          </table:table-cell>
          <table:table-cell table:formula="of:=SUM([.H2:.H484])" office:value-type="float" office:value="102">
            <text:p>102</text:p>
          </table:table-cell>
          <table:table-cell table:formula="of:=SUM([.I2:.I484])" office:value-type="float" office:value="14">
            <text:p>14</text:p>
          </table:table-cell>
          <table:table-cell table:formula="of:=SUM([.J2:.J484])" office:value-type="float" office:value="83">
            <text:p>83</text:p>
          </table:table-cell>
          <table:table-cell table:formula="of:=([.J485]/([.H485]+[.I485]))*100" office:value-type="float" office:value="71.551724137931">
            <text:p>71.5517241379</text:p>
          </table:table-cell>
          <table:table-cell table:formula="of:=AVERAGE([.L2:.L484])" office:value-type="float" office:value="-1.06021200644512">
            <text:p>-1.0602120064</text:p>
          </table:table-cell>
          <table:table-cell table:formula="of:=SUM([.M2:.M484])" office:value-type="float" office:value="220">
            <text:p>220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7.92792792792793">
            <text:p>-7.9279279279</text:p>
          </table:table-cell>
          <table:table-cell table:formula="of:=[.M485]/484" office:value-type="float" office:value="0.454545454545455">
            <text:p>0.4545454545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4.71698113207549">
            <text:p>4.7169811321</text:p>
          </table:table-cell>
          <table:table-cell table:formula="of:=SUM([.C2:.C484])" office:value-type="float" office:value="378">
            <text:p>378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09:24</dc:date>
    <dc:creator>debian </dc:creator>
    <meta:generator>LibreOffice/3.5$Linux_x86 LibreOffice_project/350m1$Build-2</meta:generator>
    <meta:editing-duration>PT1M31S</meta:editing-duration>
    <meta:editing-cycles>7</meta:editing-cycles>
    <meta:document-statistic meta:table-count="1" meta:cell-count="5822" meta:object-count="0"/>
  </office:meta>
</office:document-meta>
</file>